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officeooo:rsid="000a76ba" officeooo:paragraph-rsid="000a76ba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officeooo:rsid="0006afb5" officeooo:paragraph-rsid="0006afb5"/>
    </style:style>
    <style:style style:name="P7" style:family="paragraph" style:parent-style-name="List_20_Paragraph" style:list-style-name="WWNum1">
      <style:text-properties officeooo:rsid="00089ab7" officeooo:paragraph-rsid="00089ab7"/>
    </style:style>
    <style:style style:name="P8" style:family="paragraph" style:parent-style-name="List_20_Paragraph" style:list-style-name="WWNum1">
      <style:paragraph-properties fo:margin-left="0.25in" fo:margin-right="0in" fo:text-indent="-0.25in" style:auto-text-indent="false"/>
      <style:text-properties fo:font-weight="bold" style:font-weight-asian="bold"/>
    </style:style>
    <style:style style:name="T1" style:family="text">
      <style:text-properties officeooo:rsid="000a76ba"/>
    </style:style>
    <style:style style:name="T2" style:family="text">
      <style:text-properties officeooo:rsid="000cd808"/>
    </style:style>
    <style:style style:name="T3" style:family="text">
      <style:text-properties officeooo:rsid="000f01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tic and Board Layout Design Review Notes</text:p>
      <text:p text:style-name="Standard">TEAM BEING REVIEWED: [TEAM #]</text:p>
      <text:p text:style-name="Standard">REVIEWING TEAM: [TEAM # and/or name of reviewer if not on a team]</text:p>
      <text:p text:style-name="Standard">DATE: [DATE]</text:p>
      <text:p text:style-name="P1">Instructions: </text:p>
      <text:list xml:id="list4889874475896774897" text:style-name="WWNum2">
        <text:list-item>
          <text:p text:style-name="P3">Reviewed team explains the concept of operation of the project.</text:p>
        </text:list-item>
        <text:list-item>
          <text:p text:style-name="P3">Reviewer reads through schematic, layout, and BOM attempting to answer basic questions such as: what is the power supply? What is this IC and what does it do? Does the layout make sense? </text:p>
        </text:list-item>
        <text:list-item>
          <text:p text:style-name="P3">Reviewer reads through schematic, layout, and BOM looking for best practices, such as: Are there enough bypass caps? Are the traces the right thickness? </text:p>
          <text:list>
            <text:list-item>
              <text:p text:style-name="P3">Reviewers are encouraged to use the Schematic and Layout Checklists that are posted on the D2L site.</text:p>
            </text:list-item>
          </text:list>
        </text:list-item>
        <text:list-item>
          <text:p text:style-name="P3">One person on the reviewed team interacts and answers reviewer’s questions. A different person on the reviewed team takes notes, organized in the format below.<text:line-break/></text:p>
          <text:p text:style-name="P4">Note: (D) = dealt with</text:p>
        </text:list-item>
      </text:list>
      <text:list xml:id="list7424872400186246556" text:style-name="WWNum1">
        <text:list-item>
          <text:p text:style-name="P8">SCHEMATIC</text:p>
          <text:list>
            <text:list-item>
              <text:p text:style-name="P5">CRITICAL</text:p>
              <text:list>
                <text:list-item>
                  <text:p text:style-name="P6"><text:span text:style-name="T1">(D) </text:span>Junction dot out of RESET microprofessor button</text:p>
                </text:list-item>
                <text:list-item>
                  <text:p text:style-name="P6"><text:span text:style-name="T1">(D)</text:span> RESET needs a 10k pull up</text:p>
                </text:list-item>
                <text:list-item>
                  <text:p text:style-name="P6"><text:span text:style-name="T2">(D) </text:span>What is UVCC?</text:p>
                </text:list-item>
                <text:list-item>
                  <text:p text:style-name="P6"><text:span text:style-name="T2">(D) </text:span>Add 100nF caps to VCC,VCC1,AVCC,AVCC1</text:p>
                </text:list-item>
                <text:list-item>
                  <text:p text:style-name="P7"><text:span text:style-name="T2">(D) </text:span>Double check UCAP</text:p>
                </text:list-item>
                <text:list-item>
                  <text:p text:style-name="P7">Microphone </text:p>
                </text:list-item>
                <text:list-item>
                  <text:p text:style-name="P7"><text:span text:style-name="T3">(D) </text:span>How much current does the servo need? </text:p>
                </text:list-item>
                <text:list-item>
                  <text:p text:style-name="P7">Remove the regulator</text:p>
                </text:list-item>
                <text:list-item>
                  <text:p text:style-name="P7">Use a wall wart for the servo</text:p>
                </text:list-item>
              </text:list>
            </text:list-item>
            <text:list-item>
              <text:p text:style-name="P5">MAJOR</text:p>
              <text:list>
                <text:list-item>
                  <text:p text:style-name="P6">Add value/name to IC1</text:p>
                </text:list-item>
                <text:list-item>
                  <text:p text:style-name="P5">Issue 2</text:p>
                </text:list-item>
                <text:list-item>
                  <text:p text:style-name="P6">Add </text:p>
                </text:list-item>
                <text:list-item>
                  <text:p text:style-name="P7">Use 1 – 3 mA for the LEDs</text:p>
                </text:list-item>
              </text:list>
            </text:list-item>
            <text:list-item>
              <text:p text:style-name="P5">MINOR</text:p>
              <text:list>
                <text:list-item>
                  <text:p text:style-name="P6">Change font to info layer</text:p>
                </text:list-item>
                <text:list-item>
                  <text:p text:style-name="P6">Go for right angles</text:p>
                </text:list-item>
                <text:list-item>
                  <text:p text:style-name="P6">Do I need a buffer for the microphone output? Is that output 0 – 3.3V? Check datasheet</text:p>
                </text:list-item>
                <text:list-item>
                  <text:p text:style-name="P7">Statement “all surface mount components are …”</text:p>
                </text:list-item>
                <text:list-item>
                  <text:p text:style-name="P7">Does it use arduino?</text:p>
                </text:list-item>
                <text:list-item>
                  <text:p text:style-name="P7">Test Points Everywhere</text:p>
                </text:list-item>
                <text:list-item>
                  <text:p text:style-name="P7"><text:soft-page-break/>Label VCC as 5V</text:p>
                </text:list-item>
              </text:list>
            </text:list-item>
          </text:list>
        </text:list-item>
        <text:list-item>
          <text:p text:style-name="P8">LAYOUT</text:p>
          <text:list>
            <text:list-item>
              <text:p text:style-name="P5">CRITICAL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  <text:list-item>
              <text:p text:style-name="P5">MAJOR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  <text:list-item>
              <text:p text:style-name="P5">MINOR</text:p>
              <text:list>
                <text:list-item>
                  <text:p text:style-name="P5">Issue 1</text:p>
                </text:list-item>
                <text:list-item>
                  <text:p text:style-name="P5">Issue 2</text:p>
                </text:list-item>
              </text:list>
            </text:list-item>
          </text:list>
        </text:list-item>
        <text:list-item>
          <text:p text:style-name="P8">Bill of Materials (BOM)</text:p>
          <text:list>
            <text:list-item>
              <text:p text:style-name="P5">Issue 1</text:p>
            </text:list-item>
            <text:list-item>
              <text:p text:style-name="P5">Issue 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Greenberg</meta:initial-creator>
    <meta:editing-cycles>5</meta:editing-cycles>
    <meta:creation-date>2018-11-01T11:13:00</meta:creation-date>
    <dc:date>2018-11-02T16:34:25.926760618</dc:date>
    <meta:editing-duration>PT1H50M44S</meta:editing-duration>
    <meta:generator>LibreOffice/5.1.6.2$Linux_X86_64 LibreOffice_project/10m0$Build-2</meta:generator>
    <meta:document-statistic meta:table-count="0" meta:image-count="0" meta:object-count="0" meta:page-count="2" meta:paragraph-count="48" meta:word-count="317" meta:character-count="1579" meta:non-whitespace-character-count="13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